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 style:data-style-name="N107">
      <style:text-properties fo:color="#c9211e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10</text:p>
          </table:table-cell>
          <table:table-cell table:style-name="ce1" office:value-type="string" calcext:value-type="string">
            <text:p>R11</text:p>
          </table:table-cell>
        </table:table-row>
        <table:table-row table:style-name="ro1"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table:number-columns-repeated="3" office:value-type="float" office:value="3.3" calcext:value-type="float">
            <text:p>3,3</text:p>
          </table:table-cell>
          <table:table-cell office:value-type="float" office:value="4.7" calcext:value-type="float">
            <text:p>4,7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have</text:p>
          </table:table-cell>
          <table:table-cell table:style-name="ce4" office:value-type="string" calcext:value-type="string">
            <text:p>Tensão</text:p>
          </table:table-cell>
          <table:table-cell office:value-type="string" calcext:value-type="string">
            <text:p>Diferenç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1</text:p>
          </table:table-cell>
          <table:table-cell table:formula="of:=SUM([.C$2:.C$2])/(SUM([.B$2:.C$2]))*[.A$2]" office:value-type="float" office:value="0.143478260869565" calcext:value-type="float">
            <text:p>0,143</text:p>
          </table:table-cell>
          <table:table-cell table:formula="of:=[.B6]-[.B5]" office:value-type="float" office:value="0.275569358178054" calcext:value-type="float">
            <text:p>0,275569358178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2</text:p>
          </table:table-cell>
          <table:table-cell table:formula="of:=SUM([.C$2:.D$2])/(SUM([.B$2:.D$2]))*[.A$2]" office:value-type="float" office:value="0.419047619047619" calcext:value-type="float">
            <text:p>0,419</text:p>
          </table:table-cell>
          <table:table-cell table:formula="of:=[.B7]-[.B6]" office:value-type="float" office:value="0.333583959899749" calcext:value-type="float">
            <text:p>0,3335839598997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3</text:p>
          </table:table-cell>
          <table:table-cell table:formula="of:=SUM([.C$2:.E$2])/(SUM([.B$2:.E$2]))*[.A$2]" office:value-type="float" office:value="0.752631578947368" calcext:value-type="float">
            <text:p>0,753</text:p>
          </table:table-cell>
          <table:table-cell table:formula="of:=[.B8]-[.B7]" office:value-type="float" office:value="0.264349553128103" calcext:value-type="float">
            <text:p>0,264349553128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4</text:p>
          </table:table-cell>
          <table:table-cell table:formula="of:=SUM([.C$2:.F$2])/(SUM([.B$2:.F$2]))*[.A$2]" office:value-type="float" office:value="1.01698113207547" calcext:value-type="float">
            <text:p>1,017</text:p>
          </table:table-cell>
          <table:table-cell table:formula="of:=[.B9]-[.B8]" office:value-type="float" office:value="0.21464279954846" calcext:value-type="float">
            <text:p>0,21464279954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5</text:p>
          </table:table-cell>
          <table:table-cell table:formula="of:=SUM([.C$2:.G$2])/(SUM([.B$2:.G$2]))*[.A$2]" office:value-type="float" office:value="1.23162393162393" calcext:value-type="float">
            <text:p>1,232</text:p>
          </table:table-cell>
          <table:table-cell table:formula="of:=[.B10]-[.B9]" office:value-type="float" office:value="0.244255465360993" calcext:value-type="float">
            <text:p>0,2442554653609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6</text:p>
          </table:table-cell>
          <table:table-cell table:formula="of:=SUM([.C$2:.H$2])/(SUM([.B$2:.H$2]))*[.A$2]" office:value-type="float" office:value="1.47587939698492" calcext:value-type="float">
            <text:p>1,476</text:p>
          </table:table-cell>
          <table:table-cell table:formula="of:=[.B11]-[.B10]" office:value-type="float" office:value="0.225001660283798" calcext:value-type="float">
            <text:p>0,225001660283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7</text:p>
          </table:table-cell>
          <table:table-cell table:formula="of:=SUM([.C$2:.I2])/(SUM([.B$2:.I$2]))*[.A$2]" office:value-type="float" office:value="1.70088105726872" calcext:value-type="float">
            <text:p>1,701</text:p>
          </table:table-cell>
          <table:table-cell table:formula="of:=[.B12]-[.B11]" office:value-type="float" office:value="0.288649628651855" calcext:value-type="float">
            <text:p>0,288649628651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8</text:p>
          </table:table-cell>
          <table:table-cell table:formula="of:=SUM([.C$2:.J$2])/(SUM([.B$2:.J$2]))*[.A$2]" office:value-type="float" office:value="1.98953068592058" calcext:value-type="float">
            <text:p>1,990</text:p>
          </table:table-cell>
          <table:table-cell table:formula="of:=[.B13]-[.B12]" office:value-type="float" office:value="0.200377570960156" calcext:value-type="float">
            <text:p>0,200377570960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9</text:p>
          </table:table-cell>
          <table:table-cell table:formula="of:=SUM([.C$2:.K$2])/(SUM([.B$2:.K$2]))*[.A$2]" office:value-type="float" office:value="2.18990825688073" calcext:value-type="float">
            <text:p>2,190</text:p>
          </table:table-cell>
          <table:table-cell table:formula="of:=[.B14]-[.B13]" office:value-type="float" office:value="0.279428127558626" calcext:value-type="float">
            <text:p>0,279428127558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10</text:p>
          </table:table-cell>
          <table:table-cell table:formula="of:=SUM([.C$2:.L$2])/(SUM([.B$2:.L$2]))*[.A$2]" office:value-type="float" office:value="2.46933638443936" calcext:value-type="float">
            <text:p>2,469</text:p>
          </table:table-cell>
          <table:table-cell table:number-columns-repeated="10"/>
        </table:table-row>
      </table:table>
      <table:table table:name="Control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8</text:p>
          </table:table-cell>
          <table:table-cell table:style-name="ce1" table:number-columns-repeated="3"/>
        </table:table-row>
        <table:table-row table:style-name="ro1"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have</text:p>
          </table:table-cell>
          <table:table-cell table:style-name="ce4" office:value-type="string" calcext:value-type="string">
            <text:p>Tensão</text:p>
          </table:table-cell>
          <table:table-cell office:value-type="string" calcext:value-type="string">
            <text:p>Diferenç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1</text:p>
          </table:table-cell>
          <table:table-cell table:formula="of:=SUM([.C$2:.C$2])/(SUM([.B$2:.C$2]))*[.A$2]" office:value-type="float" office:value="0.3" calcext:value-type="float">
            <text:p>0,300</text:p>
          </table:table-cell>
          <table:table-cell table:formula="of:=[.B6]-[.B5]"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2</text:p>
          </table:table-cell>
          <table:table-cell table:formula="of:=SUM([.C$2:.D$2])/(SUM([.B$2:.D$2]))*[.A$2]" office:value-type="float" office:value="0.8" calcext:value-type="float">
            <text:p>0,800</text:p>
          </table:table-cell>
          <table:table-cell table:formula="of:=[.B7]-[.B6]" office:value-type="float" office:value="0.5" calcext:value-type="float">
            <text:p>0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3</text:p>
          </table:table-cell>
          <table:table-cell table:formula="of:=SUM([.C$2:.E$2])/(SUM([.B$2:.E$2]))*[.A$2]" office:value-type="float" office:value="1.3" calcext:value-type="float">
            <text:p>1,300</text:p>
          </table:table-cell>
          <table:table-cell table:formula="of:=[.B8]-[.B7]" office:value-type="float" office:value="0.506787330316742" calcext:value-type="float">
            <text:p>0,506787330316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4</text:p>
          </table:table-cell>
          <table:table-cell table:formula="of:=SUM([.C$2:.F$2])/(SUM([.B$2:.F$2]))*[.A$2]" office:value-type="float" office:value="1.80678733031674" calcext:value-type="float">
            <text:p>1,807</text:p>
          </table:table-cell>
          <table:table-cell table:formula="of:=[.B9]-[.B8]" office:value-type="float" office:value="0.301876929611056" calcext:value-type="float">
            <text:p>0,30187692961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5</text:p>
          </table:table-cell>
          <table:table-cell table:formula="of:=SUM([.C$2:.G$2])/(SUM([.B$2:.G$2]))*[.A$2]" office:value-type="float" office:value="2.1086642599278" calcext:value-type="float">
            <text:p>2,109</text:p>
          </table:table-cell>
          <table:table-cell table:formula="of:=[.B10]-[.B9]" office:value-type="float" office:value="0.316004175085465" calcext:value-type="float">
            <text:p>0,31600417508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6</text:p>
          </table:table-cell>
          <table:table-cell table:formula="of:=SUM([.C$2:.H$2])/(SUM([.B$2:.H$2]))*[.A$2]" office:value-type="float" office:value="2.42466843501326" calcext:value-type="float">
            <text:p>2,425</text:p>
          </table:table-cell>
          <table:table-cell table:formula="of:=[.B11]-[.B10]" office:value-type="float" office:value="0.32256774589126" calcext:value-type="float">
            <text:p>0,32256774589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7</text:p>
          </table:table-cell>
          <table:table-cell table:formula="of:=SUM([.C$2:.I2])/(SUM([.B$2:.I$2]))*[.A$2]" office:value-type="float" office:value="2.74723618090452" calcext:value-type="float">
            <text:p>2,74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2:53:32.116623568</meta:creation-date>
    <dc:date>2024-08-23T22:02:11.225952121</dc:date>
    <meta:editing-duration>PT40M25S</meta:editing-duration>
    <meta:editing-cycles>4</meta:editing-cycles>
    <meta:generator>LibreOffice/7.3.7.2$Linux_X86_64 LibreOffice_project/30$Build-2</meta:generator>
    <meta:document-statistic meta:table-count="2" meta:cell-count="97" meta:object-count="0"/>
  </office:meta>
</office:document-meta>
</file>